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37790" officeooo:paragraph-rsid="005377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Naprawianie pingwin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0T09:45:18.846809738</dc:date>
    <meta:editing-duration>P1DT1H47M34S</meta:editing-duration>
    <meta:editing-cycles>46</meta:editing-cycles>
    <meta:document-statistic meta:table-count="0" meta:image-count="0" meta:object-count="0" meta:page-count="1" meta:paragraph-count="1" meta:word-count="2" meta:character-count="21" meta:non-whitespace-character-count="20"/>
  </office:meta>
</office:document-meta>
</file>